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onnées regatteTest</text:h>
      <text:h text:outline-level="2" text:style-name="Heading_2" text:is-list-header="true">Structure de la table challenge</text:h>
      <table:table table:name="challeng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is_debut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is_fin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challenge</text:h>
      <table:table table:name="challenge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mois_debut</text:p>
          </table:table-cell>
          <table:table-cell office:value-type="string">
            <text:p>mois_fi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te</text:p>
          </table:table-cell>
          <table:table-cell office:value-type="string">
            <text:p>mai</text:p>
          </table:table-cell>
          <table:table-cell office:value-type="string">
            <text:p>septembr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iver</text:p>
          </table:table-cell>
          <table:table-cell office:value-type="string">
            <text:p>novembre</text:p>
          </table:table-cell>
          <table:table-cell office:value-type="string">
            <text:p>mars</text:p>
          </table:table-cell>
        </table:table-row>
      </table:table>
      <text:h text:outline-level="2" text:style-name="Heading_2" text:is-list-header="true">Structure de la table classe</text:h>
      <table:table table:name="class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efficient</text:p>
          </table:table-cell>
          <table:table-cell office:value-type="string">
            <text:p>float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seri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seri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classe</text:h>
      <table:table table:name="classe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coefficient</text:p>
          </table:table-cell>
          <table:table-cell office:value-type="string">
            <text:p>id_serie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orsaire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surprise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8 mètre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maraudeu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figaro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flying fifteen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solin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star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tempest</text:p>
          </table:table-cell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yngling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5.5</text:p>
          </table:table-cell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</table:table-row>
      </table:table>
      <text:h text:outline-level="2" text:style-name="Heading_2" text:is-list-header="true">Structure de la table club</text:h>
      <table:table table:name="club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club</text:h>
      <table:table table:name="club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nom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YC Val André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YC Binic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YC Le Lequé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YC Saint Quay</text:p>
          </table:table-cell>
        </table:table-row>
      </table:table>
      <text:h text:outline-level="2" text:style-name="Heading_2" text:is-list-header="true">Structure de la table code</text:h>
      <table:table table:name="cod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code</text:h>
      <table:table table:name="code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nom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DNC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DNS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OCS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ZFP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BFD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DNF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RAF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DSQ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DNE et DGM</text:p>
          </table:table-cell>
        </table:table-row>
      </table:table>
      <text:h text:outline-level="2" text:style-name="Heading_2" text:is-list-header="true">Structure de la table comite</text:h>
      <table:table table:name="comit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comite</text:h>
      <table:table table:name="comite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nom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Bretagn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ormandi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le de france</text:p>
          </table:table-cell>
        </table:table-row>
      </table:table>
      <text:h text:outline-level="2" text:style-name="Heading_2" text:is-list-header="true">Structure de la table commissaire</text:h>
      <table:table table:name="commissair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ersonn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personn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comit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comit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commissaire</text:h>
      <table:table table:name="commissaire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id_personne</text:p>
          </table:table-cell>
          <table:table-cell office:value-type="string">
            <text:p>id_comit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ext:h text:outline-level="2" text:style-name="Heading_2" text:is-list-header="true">Structure de la table concurent</text:h>
      <table:table table:name="concurent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ersonn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personn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concurent</text:h>
      <table:table table:name="concurent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id_personn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</table:table>
      <text:h text:outline-level="2" text:style-name="Heading_2" text:is-list-header="true">Structure de la table course</text:h>
      <table:table table:name="cours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umero_inscription_valide</text:p>
          </table:table-cell>
          <table:table-cell office:value-type="string">
            <text:p>varchar(9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_point</text:p>
          </table:table-cell>
          <table:table-cell office:value-type="string">
            <text:p>tinyint(4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mps_reel</text:p>
          </table:table-cell>
          <table:table-cell office:value-type="string">
            <text:p>tim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sition</text:p>
          </table:table-cell>
          <table:table-cell office:value-type="string">
            <text:p>smallint(1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regatt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regatt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voilier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voilier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equipag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equipag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cod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cod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course</text:h>
      <table:table table:name="course_structure">
        <table:table-column table:number-columns-repeated="9"/>
        <table:table-row>
          <table:table-cell office:value-type="string">
            <text:p>id</text:p>
          </table:table-cell>
          <table:table-cell office:value-type="string">
            <text:p>numero_inscription_valide</text:p>
          </table:table-cell>
          <table:table-cell office:value-type="string">
            <text:p>nombre_point</text:p>
          </table:table-cell>
          <table:table-cell office:value-type="string">
            <text:p>temps_reel</text:p>
          </table:table-cell>
          <table:table-cell office:value-type="string">
            <text:p>position</text:p>
          </table:table-cell>
          <table:table-cell office:value-type="string">
            <text:p>id_regatte</text:p>
          </table:table-cell>
          <table:table-cell office:value-type="string">
            <text:p>id_voilier</text:p>
          </table:table-cell>
          <table:table-cell office:value-type="string">
            <text:p>id_equipage</text:p>
          </table:table-cell>
          <table:table-cell office:value-type="string">
            <text:p>id_cod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142525R6</text:p>
          </table:table-cell>
          <table:table-cell office:value-type="float" office:value="3">
            <text:p>3</text:p>
          </table:table-cell>
          <table:table-cell office:value-type="string">
            <text:p>01:22: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584R6</text:p>
          </table:table-cell>
          <table:table-cell office:value-type="float" office:value="4">
            <text:p>4</text:p>
          </table:table-cell>
          <table:table-cell office:value-type="string">
            <text:p>02:50: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</table:table>
      <text:h text:outline-level="2" text:style-name="Heading_2" text:is-list-header="true">Structure de la table enregistrer</text:h>
      <table:table table:name="enregistrer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jury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jury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regatt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regatt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enregistrer</text:h>
      <table:table table:name="enregistrer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id_jury</text:p>
          </table:table-cell>
          <table:table-cell office:value-type="string">
            <text:p>id_regatt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ext:h text:outline-level="2" text:style-name="Heading_2" text:is-list-header="true">Structure de la table equipage</text:h>
      <table:table table:name="equipag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skypper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skypper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concurent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concurent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equipage</text:h>
      <table:table table:name="equipage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id_skypper</text:p>
          </table:table-cell>
          <table:table-cell office:value-type="string">
            <text:p>id_concuren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team Va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team bi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</table:table>
      <text:h text:outline-level="2" text:style-name="Heading_2" text:is-list-header="true">Structure de la table jury</text:h>
      <table:table table:name="jury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ersonn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personn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jury</text:h>
      <table:table table:name="jury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id_personn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</table:table>
      <text:h text:outline-level="2" text:style-name="Heading_2" text:is-list-header="true">Structure de la table membres</text:h>
      <table:table table:name="membres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eudo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wd</text:p>
          </table:table-cell>
          <table:table-cell office:value-type="string">
            <text:p>char(8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ersonn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personn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membres</text:h>
      <table:table table:name="membre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pseudo</text:p>
          </table:table-cell>
          <table:table-cell office:value-type="string">
            <text:p>pwd</text:p>
          </table:table-cell>
          <table:table-cell office:value-type="string">
            <text:p>id_personn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secretaire</text:p>
          </table:table-cell>
          <table:table-cell office:value-type="string">
            <text:p>1234</text:p>
          </table:table-cell>
          <table:table-cell office:value-type="float" office:value="6">
            <text:p>6</text:p>
          </table:table-cell>
        </table:table-row>
      </table:table>
      <text:h text:outline-level="2" text:style-name="Heading_2" text:is-list-header="true">Structure de la table personne</text:h>
      <table:table table:name="personn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e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resse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e_postal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lle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phone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e_naissance</text:p>
          </table:table-cell>
          <table:table-cell office:value-type="string">
            <text:p>dat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ffilie_FFV</text:p>
          </table:table-cell>
          <table:table-cell office:value-type="string">
            <text:p>tinyint(1)</text:p>
          </table:table-cell>
          <table:table-cell office:value-type="string">
            <text:p>Non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umero_licence</text:p>
          </table:table-cell>
          <table:table-cell office:value-type="string">
            <text:p>varchar(256)</text:p>
          </table:table-cell>
          <table:table-cell office:value-type="string">
            <text:p>Oui</text:p>
          </table:table-cell>
          <table:table-cell office:value-type="string">
            <text:p>non licencié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e_licence</text:p>
          </table:table-cell>
          <table:table-cell office:value-type="string">
            <text:p>date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personne</text:h>
      <table:table table:name="personne_structure">
        <table:table-column table:number-columns-repeated="12"/>
        <table:table-row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adresse</text:p>
          </table:table-cell>
          <table:table-cell office:value-type="string">
            <text:p>code_postal</text:p>
          </table:table-cell>
          <table:table-cell office:value-type="string">
            <text:p>ville</text:p>
          </table:table-cell>
          <table:table-cell office:value-type="string">
            <text:p>telephone</text:p>
          </table:table-cell>
          <table:table-cell office:value-type="string">
            <text:p>email</text:p>
          </table:table-cell>
          <table:table-cell office:value-type="string">
            <text:p>date_naissance</text:p>
          </table:table-cell>
          <table:table-cell office:value-type="string">
            <text:p>affilie_FFV</text:p>
          </table:table-cell>
          <table:table-cell office:value-type="string">
            <text:p>numero_licence</text:p>
          </table:table-cell>
          <table:table-cell office:value-type="string">
            <text:p>date_licenc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Le Hegarat</text:p>
          </table:table-cell>
          <table:table-cell office:value-type="string">
            <text:p>Marcel</text:p>
          </table:table-cell>
          <table:table-cell office:value-type="string">
            <text:p>1 rue des près</text:p>
          </table:table-cell>
          <table:table-cell office:value-type="string">
            <text:p>29300</text:p>
          </table:table-cell>
          <table:table-cell office:value-type="string">
            <text:p>rédéné</text:p>
          </table:table-cell>
          <table:table-cell office:value-type="string">
            <text:p>668443965</text:p>
          </table:table-cell>
          <table:table-cell office:value-type="string">
            <text:p>marcel@gmail.com</text:p>
          </table:table-cell>
          <table:table-cell office:value-type="string">
            <text:p>1960-12-21</text:p>
          </table:table-cell>
          <table:table-cell office:value-type="float" office:value="1">
            <text:p>1</text:p>
          </table:table-cell>
          <table:table-cell office:value-type="string">
            <text:p>12548</text:p>
          </table:table-cell>
          <table:table-cell office:value-type="string">
            <text:p>2017-01-22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artin</text:p>
          </table:table-cell>
          <table:table-cell office:value-type="string">
            <text:p>Marcel</text:p>
          </table:table-cell>
          <table:table-cell office:value-type="string">
            <text:p>le biberon</text:p>
          </table:table-cell>
          <table:table-cell office:value-type="string">
            <text:p>52000</text:p>
          </table:table-cell>
          <table:table-cell office:value-type="string">
            <text:p>le rhum</text:p>
          </table:table-cell>
          <table:table-cell office:value-type="string">
            <text:p>522555225</text:p>
          </table:table-cell>
          <table:table-cell office:value-type="string">
            <text:p>martin@gmail.com</text:p>
          </table:table-cell>
          <table:table-cell office:value-type="string">
            <text:p>1952-08-05</text:p>
          </table:table-cell>
          <table:table-cell office:value-type="float" office:value="1">
            <text:p>1</text:p>
          </table:table-cell>
          <table:table-cell office:value-type="string">
            <text:p>56255</text:p>
          </table:table-cell>
          <table:table-cell office:value-type="string">
            <text:p>2017-01-0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Malmal</text:p>
          </table:table-cell>
          <table:table-cell office:value-type="string">
            <text:p>thibault</text:p>
          </table:table-cell>
          <table:table-cell office:value-type="string">
            <text:p>lestand</text:p>
          </table:table-cell>
          <table:table-cell office:value-type="string">
            <text:p>56200</text:p>
          </table:table-cell>
          <table:table-cell office:value-type="string">
            <text:p>plouay</text:p>
          </table:table-cell>
          <table:table-cell office:value-type="string">
            <text:p>645825962</text:p>
          </table:table-cell>
          <table:table-cell office:value-type="string">
            <text:p>MT@gmail.com</text:p>
          </table:table-cell>
          <table:table-cell office:value-type="string">
            <text:p>1998-08-15</text:p>
          </table:table-cell>
          <table:table-cell office:value-type="float" office:value="1">
            <text:p>1</text:p>
          </table:table-cell>
          <table:table-cell office:value-type="string">
            <text:p>25852</text:p>
          </table:table-cell>
          <table:table-cell office:value-type="string">
            <text:p>2017-02-0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Kurszt</text:p>
          </table:table-cell>
          <table:table-cell office:value-type="string">
            <text:p>trash</text:p>
          </table:table-cell>
          <table:table-cell office:value-type="string">
            <text:p>palourde</text:p>
          </table:table-cell>
          <table:table-cell office:value-type="string">
            <text:p>72000</text:p>
          </table:table-cell>
          <table:table-cell office:value-type="string">
            <text:p>le mans</text:p>
          </table:table-cell>
          <table:table-cell office:value-type="string">
            <text:p>256759502</text:p>
          </table:table-cell>
          <table:table-cell office:value-type="string">
            <text:p>kursz@gmail.com</text:p>
          </table:table-cell>
          <table:table-cell office:value-type="string">
            <text:p>2001-06-25</text:p>
          </table:table-cell>
          <table:table-cell office:value-type="float" office:value="1">
            <text:p>1</text:p>
          </table:table-cell>
          <table:table-cell office:value-type="string">
            <text:p>45874</text:p>
          </table:table-cell>
          <table:table-cell office:value-type="string">
            <text:p>2017-01-0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Kateau</text:p>
          </table:table-cell>
          <table:table-cell office:value-type="string">
            <text:p>arnaud</text:p>
          </table:table-cell>
          <table:table-cell office:value-type="string">
            <text:p>15 bd leclerc</text:p>
          </table:table-cell>
          <table:table-cell office:value-type="string">
            <text:p>22100</text:p>
          </table:table-cell>
          <table:table-cell office:value-type="string">
            <text:p>dinan</text:p>
          </table:table-cell>
          <table:table-cell office:value-type="string">
            <text:p>685459625</text:p>
          </table:table-cell>
          <table:table-cell office:value-type="string">
            <text:p>arn@gmail.com</text:p>
          </table:table-cell>
          <table:table-cell office:value-type="string">
            <text:p>1999-01-06</text:p>
          </table:table-cell>
          <table:table-cell office:value-type="float" office:value="1">
            <text:p>1</text:p>
          </table:table-cell>
          <table:table-cell office:value-type="string">
            <text:p>58652</text:p>
          </table:table-cell>
          <table:table-cell office:value-type="string">
            <text:p>2017-01-04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organe</text:p>
          </table:table-cell>
          <table:table-cell office:value-type="string">
            <text:p>clara</text:p>
          </table:table-cell>
          <table:table-cell office:value-type="string">
            <text:p>allé du strip</text:p>
          </table:table-cell>
          <table:table-cell office:value-type="string">
            <text:p>95000</text:p>
          </table:table-cell>
          <table:table-cell office:value-type="string">
            <text:p>passy</text:p>
          </table:table-cell>
          <table:table-cell office:value-type="string">
            <text:p>60000006</text:p>
          </table:table-cell>
          <table:table-cell office:value-type="string">
            <text:p>claramorgane@hotmail.com</text:p>
          </table:table-cell>
          <table:table-cell office:value-type="string">
            <text:p>1978-04-04</text:p>
          </table:table-cell>
          <table:table-cell office:value-type="float" office:value="0">
            <text:p>0</text:p>
          </table:table-cell>
          <table:table-cell office:value-type="string">
            <text:p>non licencié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aquet</text:p>
          </table:table-cell>
          <table:table-cell office:value-type="string">
            <text:p>Bilbon</text:p>
          </table:table-cell>
          <table:table-cell office:value-type="string">
            <text:p>la compté</text:p>
          </table:table-cell>
          <table:table-cell office:value-type="string">
            <text:p>74000</text:p>
          </table:table-cell>
          <table:table-cell office:value-type="string">
            <text:p>chamberry</text:p>
          </table:table-cell>
          <table:table-cell office:value-type="string">
            <text:p>258569845</text:p>
          </table:table-cell>
          <table:table-cell office:value-type="string">
            <text:p>bilbon@gmail.com</text:p>
          </table:table-cell>
          <table:table-cell office:value-type="string">
            <text:p>2002-02-15</text:p>
          </table:table-cell>
          <table:table-cell office:value-type="float" office:value="1">
            <text:p>1</text:p>
          </table:table-cell>
          <table:table-cell office:value-type="string">
            <text:p>58526</text:p>
          </table:table-cell>
          <table:table-cell office:value-type="string">
            <text:p>2017-03-05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Letroc</text:p>
          </table:table-cell>
          <table:table-cell office:value-type="string">
            <text:p>pierre</text:p>
          </table:table-cell>
          <table:table-cell office:value-type="string">
            <text:p>laroc</text:p>
          </table:table-cell>
          <table:table-cell office:value-type="string">
            <text:p>58000</text:p>
          </table:table-cell>
          <table:table-cell office:value-type="string">
            <text:p>saint andré</text:p>
          </table:table-cell>
          <table:table-cell office:value-type="string">
            <text:p>745855858</text:p>
          </table:table-cell>
          <table:table-cell office:value-type="string">
            <text:p>groas@gmail.com</text:p>
          </table:table-cell>
          <table:table-cell office:value-type="string">
            <text:p>1956-01-22</text:p>
          </table:table-cell>
          <table:table-cell office:value-type="float" office:value="1">
            <text:p>1</text:p>
          </table:table-cell>
          <table:table-cell office:value-type="string">
            <text:p>85642</text:p>
          </table:table-cell>
          <table:table-cell office:value-type="string">
            <text:p>2017-03-05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De La montagne</text:p>
          </table:table-cell>
          <table:table-cell office:value-type="string">
            <text:p>Hubert</text:p>
          </table:table-cell>
          <table:table-cell office:value-type="string">
            <text:p>cote du chenil</text:p>
          </table:table-cell>
          <table:table-cell office:value-type="string">
            <text:p>45000</text:p>
          </table:table-cell>
          <table:table-cell office:value-type="string">
            <text:p>orléans</text:p>
          </table:table-cell>
          <table:table-cell office:value-type="string">
            <text:p>356825255</text:p>
          </table:table-cell>
          <table:table-cell office:value-type="string">
            <text:p>hub@gmail.com</text:p>
          </table:table-cell>
          <table:table-cell office:value-type="string">
            <text:p>1995-05-31</text:p>
          </table:table-cell>
          <table:table-cell office:value-type="float" office:value="0">
            <text:p>0</text:p>
          </table:table-cell>
          <table:table-cell office:value-type="string">
            <text:p>non licencié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personnel</text:h>
      <table:table table:name="personnel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ersonn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personn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personnel</text:h>
      <table:table table:name="personnel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status</text:p>
          </table:table-cell>
          <table:table-cell office:value-type="string">
            <text:p>id_personn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secrétaire</text:p>
          </table:table-cell>
          <table:table-cell office:value-type="float" office:value="6">
            <text:p>6</text:p>
          </table:table-cell>
        </table:table-row>
      </table:table>
      <text:h text:outline-level="2" text:style-name="Heading_2" text:is-list-header="true">Structure de la table pointe</text:h>
      <table:table table:name="point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commissair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commissair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regatt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regatt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pointe</text:h>
      <table:table table:name="pointe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id_commissaire</text:p>
          </table:table-cell>
          <table:table-cell office:value-type="string">
            <text:p>id_regatt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ext:h text:outline-level="2" text:style-name="Heading_2" text:is-list-header="true">Structure de la table proprietaire</text:h>
      <table:table table:name="proprietair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ersonn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personn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club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club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proprietaire</text:h>
      <table:table table:name="proprietaire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id_personne</text:p>
          </table:table-cell>
          <table:table-cell office:value-type="string">
            <text:p>id_club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</table:table>
      <text:h text:outline-level="2" text:style-name="Heading_2" text:is-list-header="true">Structure de la table regatte</text:h>
      <table:table table:name="regatt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ieu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umero_course</text:p>
          </table:table-cell>
          <table:table-cell office:value-type="string">
            <text:p>tinyint(4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stance</text:p>
          </table:table-cell>
          <table:table-cell office:value-type="string">
            <text:p>bigint(2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challeng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challeng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regatte</text:h>
      <table:table table:name="regatte_structure">
        <table:table-column table:number-columns-repeated="6"/>
        <table:table-row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lieu</text:p>
          </table:table-cell>
          <table:table-cell office:value-type="string">
            <text:p>numero_course</text:p>
          </table:table-cell>
          <table:table-cell office:value-type="string">
            <text:p>distance</text:p>
          </table:table-cell>
          <table:table-cell office:value-type="string">
            <text:p>id_challeng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bai de saint brieuc</text:p>
          </table:table-cell>
          <table:table-cell office:value-type="string">
            <text:p>saint-brieuc</text:p>
          </table:table-cell>
          <table:table-cell office:value-type="float" office:value="6">
            <text:p>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</table:table-row>
      </table:table>
      <text:h text:outline-level="2" text:style-name="Heading_2" text:is-list-header="true">Structure de la table serie</text:h>
      <table:table table:name="serie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25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serie</text:h>
      <table:table table:name="serie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nom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abitabl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Quillards sport</text:p>
          </table:table-cell>
        </table:table-row>
      </table:table>
      <text:h text:outline-level="2" text:style-name="Heading_2" text:is-list-header="true">Structure de la table skypper</text:h>
      <table:table table:name="skypper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ersonn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personn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skypper</text:h>
      <table:table table:name="skypper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id_personn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</table:table>
      <text:h text:outline-level="2" text:style-name="Heading_2" text:is-list-header="true">Structure de la table voilier</text:h>
      <table:table table:name="voilier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umero_voile</text:p>
          </table:table-cell>
          <table:table-cell office:value-type="string">
            <text:p>smallint(6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ropietair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proprietair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classe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classe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Contenu de la table voilier</text:h>
      <table:table table:name="voilier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umero_voile</text:p>
          </table:table-cell>
          <table:table-cell office:value-type="string">
            <text:p>id_propietaire</text:p>
          </table:table-cell>
          <table:table-cell office:value-type="string">
            <text:p>id_class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6deb4</meta:generator>
    <meta:initial-creator>phpMyAdmin 4.6.6deb4</meta:initial-creator>
    <meta:creation-date>2017-11-01T17:50:30</meta:creation-date>
  </office:meta>
</office:document-meta>
</file>